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Text_20_body" style:family="paragraph">
      <style:paragraph-properties fo:text-align="start" style:justify-single-word="false"/>
      <style:text-properties officeooo:paragraph-rsid="000e18f3" officeooo:rsid="000e18f3"/>
    </style:style>
    <style:style style:name="P2" style:parent-style-name="Text_20_body" style:family="paragraph">
      <style:paragraph-properties fo:text-align="center" style:justify-single-word="false"/>
      <style:text-properties officeooo:paragraph-rsid="000e20d8" fo:font-weight="bold" style:font-size-asian="15pt" style:font-size-complex="15pt" officeooo:rsid="000e20d8" fo:font-size="15pt" style:font-weight-asian="bold" style:font-weight-complex="bold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name-asian="Mincho" style:font-name="Nimbus Sans L" style:font-name-complex="Tahoma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st1&lt;text:line-break&gt;&lt;/text:line-break&gt;&lt;/text:p&gt; (and if an error occurs in this process, the error will look like this: <office:annotation><dc:creator>POD</dc:creator><dc:date>2016-03-17T16:14:40</dc:date><text:p>Error while evaluating expression "xhtml('Hell&lt;br&gt;o!')". &lt;unknown&gt;:1:15: mismatched tag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  File "/opt/Plone-2.5.5/Python-2.4.4/lib/python2.4/site-packages/appy/pod/renderer.py", line 229, in renderXhtml</text:p><text:p>    stylesMapping, keepWithNext, self).run()</text:p><text:p>   File "/opt/Plone-2.5.5/Python-2.4.4/lib/python2.4/site-packages/appy/pod/xhtml2odt.py", line 927, in run</text:p><text:p>    self.xhtmlParser.parse(self.xhtmlString)</text:p><text:p>   File "/opt/Plone-2.5.5/Python-2.4.4/lib/python2.4/site-packages/appy/shared/xml_parser.py", line 266, in parse</text:p><text:p>    self.parser.parse(inputSource)</text:p><text:p>   File "/opt/Plone-2.5.5/Python-2.4.4/lib/python2.4/site-packages/_xmlplus/sax/expatreader.py", line 109, in parse</text:p><text:p>    xmlreader.IncrementalParser.parse(self, source)</text:p><text:p>   File "/opt/Plone-2.5.5/Python-2.4.4/lib/python2.4/site-packages/_xmlplus/sax/xmlreader.py", line 123, in parse</text:p><text:p>    self.feed(buffer)</text:p><text:p>   File "/opt/Plone-2.5.5/Python-2.4.4/lib/python2.4/site-packages/_xmlplus/sax/expatreader.py", line 220, in feed</text:p><text:p>    self._err_handler.fatalError(exc)</text:p><text:p>   File "/opt/Plone-2.5.5/Python-2.4.4/lib/python2.4/site-packages/appy/shared/xml_parser.py", line 236, in fatalError</text:p><text:p>    if self.raiseOnError: raise error</text:p><text:p> xml.sax._exceptions.SAXParseException: &lt;unknown&gt;:1:15: mismatched tag</text:p></office:annotation>. &lt; &gt; ! &amp; § ù etc. ' “ “</text:p>
      <text:p text:style-name="Standard"/>
      <text:p>Test1<text:line-break/></text:p>
      <text:p>Test1<text:line-break/></text:p>
      <text:p>Test1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  <text:p text:style-name="P2">Test with TITLES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podH4" text:outline-level="4">Title 4</text:h>
      <text:h text:style-name="podH5" text:outline-level="5">Title 5</text:h>
      <text:h text:style-name="podH6" text:outline-level="6">Title 6</text:h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Appy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Appy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3-17T15:18:46.887285182</dc:date>
    <dc:language>en-US</dc:language>
    <meta:editing-cycles>18</meta:editing-cycles>
    <meta:editing-duration>PT1H56M21S</meta:editing-duration>
    <meta:document-statistic meta:table-count="0" meta:image-count="0" meta:object-count="0" meta:page-count="1" meta:paragraph-count="8" meta:word-count="145" meta:character-count="757" meta:non-whitespace-character-count="620"/>
    <meta:user-defined meta:name="Info 1"/>
    <meta:user-defined meta:name="Info 2"/>
    <meta:user-defined meta:name="Info 3"/>
    <meta:user-defined meta:name="Info 4"/>
  </office:meta>
</office:document-meta>
</file>